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TablePreview1.svm" manifest:media-type=""/>
  <manifest:file-entry manifest:full-path="settings.xml" manifest:media-type="text/xml"/>
  <manifest:file-entry manifest:full-path="ObjectReplacements/Object 1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frame-display-scrollbar="true" draw:frame-display-border="tru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co1" style:family="table-column">
      <style:table-column-properties style:column-width="8.333cm" style:use-optimal-column-width="false"/>
    </style:style>
    <style:style style:name="co2" style:family="table-column">
      <style:table-column-properties style:column-width="8.334cm" style:use-optimal-column-width="false"/>
    </style:style>
    <style:style style:name="ro1" style:family="table-row">
      <style:table-row-properties style:row-height="0.959cm"/>
    </style:style>
    <style:style style:name="P1" style:family="paragraph">
      <loext:graphic-properties draw:fill-color="#ffffff"/>
    </style:style>
    <style:style style:name="P2" style:family="paragraph">
      <style:paragraph-properties fo:margin-top="0cm" fo:margin-bottom="0cm"/>
      <style:text-properties fo:font-size="14pt" style:font-size-asian="14pt" style:font-size-complex="14pt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>
          <draw:text-box>
            <text:p>Serverspec </text:p>
            <text:p>DevOps North Eas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y Test DevOps cod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evOps code is code like any other code</text:p>
              </text:list-item>
              <text:list-item>
                <text:p>Error in automation can poliferate quickly</text:p>
              </text:list-item>
              <text:list-item>
                <text:p>Provide an audit for chang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inding Issu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eer Reviews</text:p>
              </text:list-item>
              <text:list-item>
                <text:p>Linters/Syntax Checkers</text:p>
              </text:list-item>
              <text:list-item>
                <text:p>Unit Testing</text:p>
              </text:list-item>
              <text:list-item>
                <text:p>ServerSpe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troduction to Serverspec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reated by Gosuke Miyashita (mizzy)</text:p>
              </text:list-item>
              <text:list-item>
                <text:p>Set of Types <text:s/>and Matcher for Ruby’s Rspec DSL</text:p>
              </text:list-item>
              <text:list-item>
                <text:p>Provides a way of automating the testing of Chef/Puppet/Ansible code</text:p>
              </text:list-item>
              <text:list-item>
                <text:p>Support execution on Linux/OSX/Windows</text:p>
              </text:list-item>
              <text:list-item>
                <text:p>Uses Specinfra backends to carry out tasks</text:p>
              </text:list-item>
              <text:list-item>
                <text:p>Extendable using ruby co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Resource Types</text:p>
          </draw:text-box>
        </draw:frame>
        <draw:frame draw:style-name="standard" draw:layer="layout" svg:width="24.999cm" svg:height="14.384cm" svg:x="1.147cm" svg:y="4.07cm" presentation:class="table" presentation:user-transformed="true">
          <table:table table:template-name="lightblue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lightblue3">
              <table:table-cell/>
              <table:table-cell/>
              <table:table-cell/>
            </table:table-row>
            <table:table-row table:style-name="ro1" table:default-cell-style-name="lightblue2">
              <table:table-cell>
                <text:p text:style-name="P2">bond</text:p>
              </table:table-cell>
              <table:table-cell>
                <text:p text:style-name="P2">ip6tables</text:p>
              </table:table-cell>
              <table:table-cell>
                <text:p text:style-name="P2">process</text:p>
              </table:table-cell>
            </table:table-row>
            <table:table-row table:style-name="ro1" table:default-cell-style-name="lightblue1">
              <table:table-cell>
                <text:p text:style-name="P2">bridge</text:p>
              </table:table-cell>
              <table:table-cell>
                <text:p text:style-name="P2">ipfilter</text:p>
              </table:table-cell>
              <table:table-cell>
                <text:p text:style-name="P2">routing_table</text:p>
              </table:table-cell>
            </table:table-row>
            <table:table-row table:style-name="ro1" table:default-cell-style-name="lightblue2">
              <table:table-cell>
                <text:p text:style-name="P2">cgroup</text:p>
              </table:table-cell>
              <table:table-cell>
                <text:p text:style-name="P2">ipnat</text:p>
              </table:table-cell>
              <table:table-cell>
                <text:p text:style-name="P2">selinux</text:p>
              </table:table-cell>
            </table:table-row>
            <table:table-row table:style-name="ro1" table:default-cell-style-name="lightblue1">
              <table:table-cell>
                <text:p text:style-name="P2">command</text:p>
              </table:table-cell>
              <table:table-cell>
                <text:p text:style-name="P2">iptables</text:p>
              </table:table-cell>
              <table:table-cell>
                <text:p text:style-name="P2">selinux_module</text:p>
              </table:table-cell>
            </table:table-row>
            <table:table-row table:style-name="ro1" table:default-cell-style-name="lightblue2">
              <table:table-cell>
                <text:p text:style-name="P2">cron</text:p>
              </table:table-cell>
              <table:table-cell>
                <text:p text:style-name="P2">kernel_module</text:p>
              </table:table-cell>
              <table:table-cell>
                <text:p text:style-name="P2">service</text:p>
              </table:table-cell>
            </table:table-row>
            <table:table-row table:style-name="ro1" table:default-cell-style-name="lightblue1">
              <table:table-cell>
                <text:p text:style-name="P2">default_gateway</text:p>
              </table:table-cell>
              <table:table-cell>
                <text:p text:style-name="P2">linux_audit_system</text:p>
              </table:table-cell>
              <table:table-cell>
                <text:p text:style-name="P2">user</text:p>
              </table:table-cell>
            </table:table-row>
            <table:table-row table:style-name="ro1" table:default-cell-style-name="lightblue2">
              <table:table-cell>
                <text:p text:style-name="P2">docker_container</text:p>
              </table:table-cell>
              <table:table-cell>
                <text:p text:style-name="P2">linux_kernel_parameter</text:p>
              </table:table-cell>
              <table:table-cell>
                <text:p text:style-name="P2">x509_certificate</text:p>
              </table:table-cell>
            </table:table-row>
            <table:table-row table:style-name="ro1" table:default-cell-style-name="lightblue1">
              <table:table-cell>
                <text:p text:style-name="P2">docker_image</text:p>
              </table:table-cell>
              <table:table-cell>
                <text:p text:style-name="P2">lxc</text:p>
              </table:table-cell>
              <table:table-cell>
                <text:p text:style-name="P2">x509_private_key</text:p>
              </table:table-cell>
            </table:table-row>
            <table:table-row table:style-name="ro1" table:default-cell-style-name="lightblue2">
              <table:table-cell>
                <text:p text:style-name="P2">file</text:p>
              </table:table-cell>
              <table:table-cell>
                <text:p text:style-name="P2">mail_alias</text:p>
              </table:table-cell>
              <table:table-cell>
                <text:p text:style-name="P2">windows_feature</text:p>
              </table:table-cell>
            </table:table-row>
            <table:table-row table:style-name="ro1" table:default-cell-style-name="lightblue1">
              <table:table-cell>
                <text:p text:style-name="P2">group</text:p>
              </table:table-cell>
              <table:table-cell>
                <text:p text:style-name="P2">mysql_config</text:p>
              </table:table-cell>
              <table:table-cell>
                <text:p text:style-name="P2">windows_registry_key</text:p>
              </table:table-cell>
            </table:table-row>
            <table:table-row table:style-name="ro1" table:default-cell-style-name="lightblue2">
              <table:table-cell>
                <text:p text:style-name="P2">host</text:p>
              </table:table-cell>
              <table:table-cell>
                <text:p text:style-name="P2">package</text:p>
              </table:table-cell>
              <table:table-cell>
                <text:p text:style-name="P2">yumrepo</text:p>
              </table:table-cell>
            </table:table-row>
            <table:table-row table:style-name="ro1" table:default-cell-style-name="lightblue1">
              <table:table-cell>
                <text:p text:style-name="P2">iis_app_pool</text:p>
              </table:table-cell>
              <table:table-cell>
                <text:p text:style-name="P2">php_config</text:p>
              </table:table-cell>
              <table:table-cell>
                <text:p text:style-name="P2">zfs</text:p>
              </table:table-cell>
            </table:table-row>
            <table:table-row table:style-name="ro1" table:default-cell-style-name="lightblue2">
              <table:table-cell>
                <text:p text:style-name="P2">iis_website</text:p>
              </table:table-cell>
              <table:table-cell>
                <text:p text:style-name="P2">port</text:p>
              </table:table-cell>
              <table:table-cell/>
            </table:table-row>
            <table:table-row table:style-name="ro1" table:default-cell-style-name="lightblue1">
              <table:table-cell>
                <text:p text:style-name="P2">intecronrface</text:p>
              </table:table-cell>
              <table:table-cell>
                <text:p text:style-name="P2">ppa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" draw:layer="layout" svg:width="9.999cm" svg:height="9.999cm" svg:x="9cm" svg:y="5.5cm">
          <draw:floating-frame xlink:href="../../../../../bondbridgecgroupcommandcrondefault_gatewaydocker_containerdocker_imagefilegrouphostiis_app_pooliis_websiteinterfaceip6tablesipfilteripnatiptableskernel_modulelinux_audit_systemlinux_kernel_parameterlxcmail_aliasmysql_configpackagephp_configportppaprocessrouting_tableselinuxselinux_moduleserviceuserx509_certificatex509_private_keywindows_featurewindows_registry_keyyumrepozfs" xlink:type="simple" xlink:show="embed" xlink:actuate="onLoad" draw:frame-name="leek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xec (Local) Backend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ecutes Locally on Linux Host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SH Backend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Using Vagrant with SSH backend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ocker Backend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porters and Formatter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tegrating with Pipeline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erverspec_launcher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ustom Type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2T13:46:36.251831167</meta:creation-date>
    <dc:date>2017-07-02T16:28:39.439779968</dc:date>
    <meta:editing-duration>PT26M24S</meta:editing-duration>
    <meta:editing-cycles>6</meta:editing-cycles>
    <meta:generator>LibreOffice/5.1.6.2$Linux_X86_64 LibreOffice_project/10m0$Build-2</meta:generator>
    <meta:document-statistic meta:object-count="74"/>
  </office:meta>
</office:document-meta>
</file>